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188d70" style:font-size-asian="10.5pt"/>
    </style:style>
    <style:style style:name="P2" style:family="paragraph" style:parent-style-name="Standard">
      <style:paragraph-properties fo:text-align="end" style:justify-single-word="false"/>
      <style:text-properties officeooo:rsid="00188d70" officeooo:paragraph-rsid="00188d70"/>
    </style:style>
    <style:style style:name="P3" style:family="paragraph" style:parent-style-name="Standard">
      <style:paragraph-properties fo:text-align="start" style:justify-single-word="false"/>
      <style:text-properties officeooo:rsid="00188d70" officeooo:paragraph-rsid="00188d70"/>
    </style:style>
    <style:style style:name="P4" style:family="paragraph" style:parent-style-name="Standard">
      <style:paragraph-properties fo:text-align="start" style:justify-single-word="false"/>
      <style:text-properties officeooo:rsid="0019634d" officeooo:paragraph-rsid="0019634d"/>
    </style:style>
    <style:style style:name="P5" style:family="paragraph" style:parent-style-name="Standard">
      <style:paragraph-properties fo:text-align="start" style:justify-single-word="false"/>
      <style:text-properties officeooo:rsid="001ae007" officeooo:paragraph-rsid="001ae007"/>
    </style:style>
    <style:style style:name="P6" style:family="paragraph" style:parent-style-name="Standard">
      <style:paragraph-properties fo:text-align="start" style:justify-single-word="false"/>
      <style:text-properties officeooo:rsid="001c8c05" officeooo:paragraph-rsid="001c8c05"/>
    </style:style>
    <style:style style:name="P7" style:family="paragraph" style:parent-style-name="Standard">
      <style:paragraph-properties fo:text-align="start" style:justify-single-word="false"/>
      <style:text-properties officeooo:rsid="001df807" officeooo:paragraph-rsid="001df807"/>
    </style:style>
    <style:style style:name="P8" style:family="paragraph" style:parent-style-name="Standard">
      <style:paragraph-properties fo:text-align="start" style:justify-single-word="false" fo:break-before="page"/>
      <style:text-properties officeooo:rsid="001c8c05" officeooo:paragraph-rsid="001c8c05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188d70" officeooo:paragraph-rsid="00188d70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19634d" officeooo:paragraph-rsid="0019634d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1ac8b2" officeooo:paragraph-rsid="001ac8b2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1ae007" officeooo:paragraph-rsid="001ae007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1c8c05" officeooo:paragraph-rsid="001c8c05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1df807" officeooo:paragraph-rsid="001df807"/>
    </style:style>
    <style:style style:name="P15" style:family="paragraph" style:parent-style-name="Standard">
      <style:paragraph-properties fo:text-align="start" style:justify-single-word="false"/>
      <style:text-properties officeooo:rsid="00188d70" officeooo:paragraph-rsid="00188d70"/>
    </style:style>
    <style:style style:name="P16" style:family="paragraph" style:parent-style-name="Standard">
      <style:paragraph-properties fo:text-align="start" style:justify-single-word="false"/>
      <style:text-properties fo:color="#3333ff" style:text-line-through-style="none" style:text-line-through-type="none" style:text-position="0% 100%" style:text-underline-style="none" officeooo:rsid="001c8c05" officeooo:paragraph-rsid="001c8c05"/>
    </style:style>
    <style:style style:name="P17" style:family="paragraph" style:parent-style-name="Standard">
      <style:paragraph-properties fo:text-align="start" style:justify-single-word="false"/>
      <style:text-properties officeooo:rsid="0019634d" officeooo:paragraph-rsid="00265199"/>
    </style:style>
    <style:style style:name="P18" style:family="paragraph" style:parent-style-name="Standard">
      <style:paragraph-properties fo:text-align="start" style:justify-single-word="false" fo:break-before="page"/>
      <style:text-properties style:text-position="0% 100%" officeooo:rsid="0019634d" officeooo:paragraph-rsid="0019634d"/>
    </style:style>
    <style:style style:name="P19" style:family="paragraph" style:parent-style-name="Standard">
      <style:paragraph-properties fo:text-align="end" style:justify-single-word="false" fo:break-before="page"/>
      <style:text-properties style:text-position="0% 100%" officeooo:rsid="001ae007" officeooo:paragraph-rsid="001ae007"/>
    </style:style>
    <style:style style:name="P20" style:family="paragraph" style:parent-style-name="Standard">
      <style:paragraph-properties fo:text-align="end" style:justify-single-word="false" fo:break-before="page"/>
      <style:text-properties style:text-line-through-style="none" style:text-line-through-type="none" style:text-position="0% 100%" style:text-underline-style="none" officeooo:rsid="001df807" officeooo:paragraph-rsid="001df807"/>
    </style:style>
    <style:style style:name="P21" style:family="paragraph" style:parent-style-name="Standard">
      <style:paragraph-properties fo:text-align="start" style:justify-single-word="false" fo:break-before="column"/>
      <style:text-properties style:text-line-through-style="none" style:text-line-through-type="none" style:text-position="0% 100%" officeooo:rsid="001c8c05" officeooo:paragraph-rsid="001c8c05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88d70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ac8b2"/>
    </style:style>
    <style:style style:name="T5" style:family="text">
      <style:text-properties style:text-position="super 58%" officeooo:rsid="0021be58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ac8b2"/>
    </style:style>
    <style:style style:name="T8" style:family="text">
      <style:text-properties style:text-position="0% 100%" officeooo:rsid="001f7d26"/>
    </style:style>
    <style:style style:name="T9" style:family="text">
      <style:text-properties style:text-position="0% 100%" officeooo:rsid="001ff9ee"/>
    </style:style>
    <style:style style:name="T10" style:family="text">
      <style:text-properties style:text-position="0% 100%" officeooo:rsid="0021be58"/>
    </style:style>
    <style:style style:name="T11" style:family="text">
      <style:text-properties style:text-position="sub 58%"/>
    </style:style>
    <style:style style:name="T12" style:family="text">
      <style:text-properties style:text-line-through-style="solid" style:text-line-through-type="single" style:text-position="0% 100%"/>
    </style:style>
    <style:style style:name="T13" style:family="text">
      <style:text-properties style:text-line-through-style="solid" style:text-line-through-type="single" style:text-position="0% 100%" style:text-underline-style="none"/>
    </style:style>
    <style:style style:name="T14" style:family="text">
      <style:text-properties style:text-line-through-style="none" style:text-line-through-type="none" style:text-position="0% 100%"/>
    </style:style>
    <style:style style:name="T15" style:family="text">
      <style:text-properties style:text-line-through-style="none" style:text-line-through-type="none" style:text-position="0% 100%" officeooo:rsid="001c8c05"/>
    </style:style>
    <style:style style:name="T16" style:family="text">
      <style:text-properties style:text-line-through-style="none" style:text-line-through-type="none" style:text-position="0% 100%" style:text-underline-style="solid" style:text-underline-width="auto" style:text-underline-color="font-color"/>
    </style:style>
    <style:style style:name="T17" style:family="text">
      <style:text-properties style:text-line-through-style="none" style:text-line-through-type="none" style:text-position="0% 100%" style:text-underline-style="none"/>
    </style:style>
    <style:style style:name="T18" style:family="text">
      <style:text-properties style:text-line-through-style="none" style:text-line-through-type="none" style:text-position="0% 100%" style:text-underline-style="none" officeooo:rsid="00225f96"/>
    </style:style>
    <style:style style:name="T19" style:family="text">
      <style:text-properties style:text-line-through-style="none" style:text-line-through-type="none" style:text-position="0% 100%" style:text-underline-style="none" officeooo:rsid="0024e358"/>
    </style:style>
    <style:style style:name="T20" style:family="text">
      <style:text-properties style:text-line-through-style="none" style:text-line-through-type="none" style:text-position="0% 100%" officeooo:rsid="00225f96"/>
    </style:style>
    <style:style style:name="T21" style:family="text">
      <style:text-properties style:text-line-through-style="none" style:text-line-through-type="none" style:text-position="super 58%" officeooo:rsid="001c8c05"/>
    </style:style>
    <style:style style:name="T22" style:family="text">
      <style:text-properties style:text-line-through-style="none" style:text-line-through-type="none" style:text-position="super 58%" style:text-underline-style="none"/>
    </style:style>
    <style:style style:name="T23" style:family="text">
      <style:text-properties fo:color="#3333ff"/>
    </style:style>
    <style:style style:name="T24" style:family="text">
      <style:text-properties fo:color="#3333ff" style:text-position="0% 100%"/>
    </style:style>
    <style:style style:name="T25" style:family="text">
      <style:text-properties fo:color="#3333ff" style:text-position="0% 100%" officeooo:rsid="001f7d26"/>
    </style:style>
    <style:style style:name="T26" style:family="text">
      <style:text-properties fo:color="#3333ff" style:text-position="0% 100%" officeooo:rsid="0021be58"/>
    </style:style>
    <style:style style:name="T27" style:family="text">
      <style:text-properties fo:color="#3333ff" style:text-position="0% 100%" officeooo:rsid="001ac8b2"/>
    </style:style>
    <style:style style:name="T28" style:family="text">
      <style:text-properties fo:color="#3333ff" style:text-position="super 58%"/>
    </style:style>
    <style:style style:name="T29" style:family="text">
      <style:text-properties fo:color="#3333ff" style:text-position="super 58%" officeooo:rsid="001f7d26"/>
    </style:style>
    <style:style style:name="T30" style:family="text">
      <style:text-properties fo:color="#3333ff" style:text-position="super 58%" officeooo:rsid="001ac8b2"/>
    </style:style>
    <style:style style:name="T31" style:family="text">
      <style:text-properties fo:color="#3333ff" style:text-line-through-style="none" style:text-line-through-type="none" style:text-position="0% 100%"/>
    </style:style>
    <style:style style:name="T32" style:family="text">
      <style:text-properties fo:color="#3333ff" style:text-line-through-style="none" style:text-line-through-type="none" style:text-position="0% 100%" officeooo:rsid="001c8c05"/>
    </style:style>
    <style:style style:name="T33" style:family="text">
      <style:text-properties fo:color="#3333ff" style:text-line-through-style="none" style:text-line-through-type="none" style:text-position="0% 100%" style:text-underline-style="none"/>
    </style:style>
    <style:style style:name="T34" style:family="text">
      <style:text-properties fo:color="#3333ff" style:text-line-through-style="none" style:text-line-through-type="none" style:text-position="0% 100%" style:text-underline-style="none" officeooo:rsid="00225f96"/>
    </style:style>
    <style:style style:name="T35" style:family="text">
      <style:text-properties fo:color="#3333ff" style:text-line-through-style="none" style:text-line-through-type="none" style:text-position="0% 100%" style:text-underline-style="none" officeooo:rsid="00231421"/>
    </style:style>
    <style:style style:name="T36" style:family="text">
      <style:text-properties fo:color="#3333ff" style:text-line-through-style="none" style:text-line-through-type="none" style:text-position="0% 100%" style:text-underline-style="none" officeooo:rsid="0024e358"/>
    </style:style>
    <style:style style:name="T37" style:family="text">
      <style:text-properties fo:color="#3333ff" style:text-line-through-style="none" style:text-line-through-type="none" style:text-position="super 58%" officeooo:rsid="001c8c05"/>
    </style:style>
    <style:style style:name="T38" style:family="text">
      <style:text-properties fo:color="#3333ff" style:text-line-through-style="none" style:text-line-through-type="none" style:text-position="super 58%" style:text-underline-style="none"/>
    </style:style>
    <style:style style:name="T39" style:family="text">
      <style:text-properties officeooo:rsid="001f7d26"/>
    </style:style>
    <style:style style:name="T40" style:family="text">
      <style:text-properties officeooo:rsid="0021be58"/>
    </style:style>
    <style:style style:name="T41" style:family="text">
      <style:text-properties fo:color="#9933ff"/>
    </style:style>
    <style:style style:name="T42" style:family="text">
      <style:text-properties fo:color="#9933ff" style:text-position="0% 100%"/>
    </style:style>
    <style:style style:name="T43" style:family="text">
      <style:text-properties fo:color="#9933ff" style:text-line-through-style="none" style:text-line-through-type="none" style:text-position="0% 100%"/>
    </style:style>
    <style:style style:name="T44" style:family="text">
      <style:text-properties fo:color="#9933ff" style:text-line-through-style="none" style:text-line-through-type="none" style:text-position="0% 100%" style:text-underline-style="none"/>
    </style:style>
    <style:style style:name="T45" style:family="text">
      <style:text-properties fo:color="#9933ff" style:text-line-through-style="none" style:text-line-through-type="none" style:text-position="super 58%" style:text-underline-style="none"/>
    </style:style>
    <style:style style:name="T46" style:family="text">
      <style:text-properties officeooo:rsid="002651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6</text:p>
      <text:p text:style-name="P3">1<text:line-break/><text:line-break/><text:span text:style-name="T23">M. l'Intendant</text:span> accorde à <text:span text:style-name="T23">Nicetti</text:span> le remboursement<text:line-break/>sur la ville des 500<text:span text:style-name="T3">#</text:span><text:span text:style-name="T6">. de débit de </text:span><text:span text:style-name="T24">M</text:span><text:span text:style-name="T28">lle</text:span><text:span text:style-name="T24">. Grossier</text:span><text:span text:style-name="T6">,</text:span></text:p>
      <text:p text:style-name="P3"><text:span text:style-name="T6">et que les 354</text:span><text:span text:style-name="T3">#</text:span><text:span text:style-name="T6">. qui reven</text:span><text:span text:style-name="T8">o</text:span><text:span text:style-name="T6">ient à </text:span><text:span text:style-name="T24">Brisson</text:span><text:span text:style-name="T6"> soient<text:line-break/>employés au payem</text:span><text:span text:style-name="T3">t</text:span><text:span text:style-name="T6">. des frais de la comédie,<text:line-break/>attendu l'insuffisance des recettes depuis la<text:line-break/>séparation des deux troupes.</text:span></text:p>
      <text:p text:style-name="P9"/>
      <text:p text:style-name="P3"><text:span text:style-name="T6">5<text:line-break/><text:line-break/>Nous nous sommes assemblés à l'hotel-de<text:line-break/>ville aujourdhui vendredi Saint. </text:span><text:span text:style-name="T8">O</text:span><text:span text:style-name="T6">n n'a pas<text:line-break/>jugé à propos de toucher à la taxe de la<text:line-break/>viande. Nous avons signé 3 déliberation</text:span><text:span text:style-name="T8">s</text:span><text:span text:style-name="T6"> :<text:line-break/>une pour </text:span><text:span text:style-name="T42">la grande pépiniere</text:span><text:span text:style-name="T6"> a former ;<text:line-break/>une pour disposer d'une partie des terrains<text:line-break/>pour </text:span><text:span text:style-name="T42">le jardin de botanique</text:span><text:span text:style-name="T6">, pour la </text:span><text:span text:style-name="T8">s</text:span><text:span text:style-name="T6">écherie<text:line-break/>des linges près des lavoirs publics ; la<text:line-break/>3</text:span><text:span text:style-name="T3">e</text:span><text:span text:style-name="T6">. Pour accorder aux </text:span><text:span text:style-name="T8">c</text:span><text:span text:style-name="T6">omm</text:span><text:span text:style-name="T3">res</text:span><text:span text:style-name="T6">. </text:span><text:span text:style-name="T8">d</text:span><text:span text:style-name="T6">e </text:span><text:span text:style-name="T8">p</text:span><text:span text:style-name="T6">olice 2</text:span><text:span text:style-name="T3">ds</text:span><text:span text:style-name="T6">.<text:line-break/></text:span><text:span text:style-name="T8">p</text:span><text:span text:style-name="T6">ar livre du 20</text:span><text:span text:style-name="T3">e</text:span><text:span text:style-name="T6">. d'abonnement.</text:span></text:p>
      <text:p text:style-name="P9"/>
      <text:p text:style-name="P9">7<text:line-break/><text:line-break/><text:span text:style-name="T23">M. l'Intendant</text:span> arrive de <text:span text:style-name="T41">Neuviller</text:span> à 6h.<text:line-break/>du soir.</text:p>
      <text:p text:style-name="P9"/>
      <text:p text:style-name="P4"><text:span text:style-name="T6">9<text:line-break/><text:line-break/></text:span><text:span text:style-name="T9">A</text:span><text:span text:style-name="T6">ujourdhui à 6h. </text:span><text:span text:style-name="T3">1</text:span><text:span text:style-name="T6">/</text:span><text:span text:style-name="T11">2</text:span><text:span text:style-name="T6"> du matin </text:span><text:span text:style-name="T24">M. l'Intend</text:span><text:span text:style-name="T29">t</text:span><text:span text:style-name="T25">.</text:span><text:span text:style-name="T6"><text:line-break/></text:span><text:span text:style-name="T8">m</text:span><text:span text:style-name="T6">'a fait avertir de partir à 7</text:span><text:span text:style-name="T3">1</text:span><text:span text:style-name="T6">/</text:span><text:span text:style-name="T11">2</text:span><text:span text:style-name="T6"> avec lui<text:line-break/>pour </text:span><text:span text:style-name="T42">Lunéville</text:span><text:span text:style-name="T6">, où </text:span><text:span text:style-name="T24">le Roi</text:span><text:span text:style-name="T6"> nous mandoit, pour<text:line-break/>consommer un dernier bienfait pour la ville<text:line-break/>de </text:span><text:span text:style-name="T42">Nancy</text:span><text:span text:style-name="T6">. L'après midi dans le cabinet<text:line-break/>du Roy, où etoient </text:span><text:span text:style-name="T24">M. le Chancelier</text:span><text:span text:style-name="T6">, </text:span><text:span text:style-name="T24">M.<text:line-break/>l'Intendant</text:span><text:span text:style-name="T6"> et </text:span><text:span text:style-name="T24">moi</text:span><text:span text:style-name="T6"> ; </text:span><text:span text:style-name="T24">le Roy</text:span><text:span text:style-name="T6"> fait relire son<text:line-break/></text:span></text:p>
      <text:p text:style-name="P18">projet, explique ses intentions ; tout est<text:line-break/>discuté, <text:span text:style-name="T23">M. le chancelier</text:span> chargé de former<text:line-break/>les lettres patentes. <text:span text:style-name="T23">M. l'Intendant</text:span> retourne<text:line-break/>à <text:span text:style-name="T41">Nancy</text:span>. <text:span text:style-name="T23">Le Roy</text:span> m'ordonne de rester à <text:span text:style-name="T41">Lunèville</text:span>.</text:p>
      <text:p text:style-name="P10"/>
      <text:p text:style-name="P10">11<text:line-break/><text:line-break/>Le lendemain <text:span text:style-name="T23">M. le Ch.</text:span> <text:span text:style-name="T39">f</text:span>ait la minutte<text:line-break/>des <text:span text:style-name="T39">l</text:span>ettres patentes.</text:p>
      <text:p text:style-name="P10"/>
      <text:p text:style-name="P17"><text:span text:style-name="T6">12<text:line-break/><text:line-break/></text:span><text:span text:style-name="T9">A</text:span><text:span text:style-name="T6">ujourdhui elles ont été mises sur le<text:line-break/>parchemin, aprouvées et aplaudies<text:line-break/>par </text:span><text:span text:style-name="T24">le Roy</text:span><text:span text:style-name="T6">, scellées l'après midi. </text:span><text:span text:style-name="T24">S.M.</text:span><text:span text:style-name="T6"><text:line-break/>fait don de cent milles livres de </text:span><text:span text:style-name="T9">F</text:span><text:span text:style-name="T6">rance<text:line-break/>à la ville, (pour employer par les off</text:span><text:span text:style-name="T3">rs</text:span><text:span text:style-name="T6">.<text:line-break/></text:span><text:span text:style-name="T9">m</text:span><text:span text:style-name="T6">unicipaux avec l'aprobation de </text:span><text:span text:style-name="T24">M.<text:line-break/>l'Intendant</text:span><text:span text:style-name="T6">, la vente de 5000</text:span><text:span text:style-name="T3">#</text:span><text:span text:style-name="T6">. à soulager<text:line-break/>les habitans de </text:span><text:span text:style-name="T42">Nancy</text:span><text:span text:style-name="T6">, nobles, rentiers<text:line-break/>artisans, journalier, de l'un et l'autre,</text:span></text:p>
      <text:p text:style-name="P17"><text:span text:style-name="T6">dans leurs besoins causés par des<text:line-break/>malheurs imprévûs &amp;</text:span><text:span text:style-name="T5">a</text:span><text:span text:style-name="T6">. </text:span><text:span text:style-name="T24">M. alliot</text:span><text:span text:style-name="T6"> me<text:line-break/>donne le mandem</text:span><text:span text:style-name="T3">t</text:span><text:span text:style-name="T6">. </text:span><text:span text:style-name="T10">p</text:span><text:span text:style-name="T6">our toucher par le<text:line-break/></text:span><text:span text:style-name="T26">t</text:span><text:span text:style-name="T24">resorier de la ville</text:span><text:span text:style-name="T6"> les cent mille livres<text:line-break/>sur </text:span><text:span text:style-name="T24">le </text:span><text:span text:style-name="T26">r</text:span><text:span text:style-name="T27">ecev. g</text:span><text:span text:style-name="T30">l</text:span><text:span text:style-name="T27">. </text:span><text:span text:style-name="T26">d</text:span><text:span text:style-name="T27">es fermes</text:span><text:span text:style-name="T7">.</text:span></text:p>
      <text:p text:style-name="P11">Je visitel'après midi la manufacture<text:line-break/>nouvelle etablie à <text:span text:style-name="T41">Luneville</text:span> au fauxbourg<text:line-break/>de viller</text:p>
      <text:p text:style-name="P12">En arrivant à <text:span text:style-name="T41">Nancy</text:span> <text:span text:style-name="T40">j</text:span>e rends à <text:span text:style-name="T23">M. Richer</text:span><text:line-break/>le mandement des cent milles livres.</text:p>
      <text:p text:style-name="P19">77</text:p>
      <text:p text:style-name="P5"><text:span text:style-name="T6">13<text:line-break/><text:line-break/>Le </text:span><text:span text:style-name="T10">s</text:span><text:span text:style-name="T6">amedi assemblée de l'hotel de ville. Nous<text:line-break/>faison, la distribution de cette somme. </text:span><text:span text:style-name="T24">M.<text:line-break/>Mique</text:span><text:span text:style-name="T6"> y est pour 57000</text:span><text:span text:style-name="T3">#</text:span><text:span text:style-name="T6"> de Lorraine<text:line-break/>qui complettent les 120000</text:span><text:span text:style-name="T3">#</text:span><text:span text:style-name="T6">. de </text:span><text:span text:style-name="T10">F</text:span><text:span text:style-name="T6">rance<text:line-break/>dont la ville contribuë aux casernes.</text:span></text:p>
      <text:p text:style-name="P5"><text:span text:style-name="T6">Le soir fort tard </text:span><text:span text:style-name="T24">M. et M</text:span><text:span text:style-name="T28">e</text:span><text:span text:style-name="T24">. </text:span><text:span text:style-name="T26">d</text:span><text:span text:style-name="T24">e Stainville</text:span><text:span text:style-name="T6"><text:line-break/>arrivent de </text:span><text:span text:style-name="T42">Mets</text:span><text:span text:style-name="T6"> et logent à l'hotel du<text:line-break/>commandant, où le nouvel ameublement<text:line-break/>etoit préparé.</text:span></text:p>
      <text:p text:style-name="P12"/>
      <text:p text:style-name="P5"><text:span text:style-name="T6">14<text:line-break/><text:line-break/>à </text:span><text:span text:style-name="T24">M. le Chancelier</text:span><text:span text:style-name="T6">. </text:span><text:span text:style-name="T42">Nancy</text:span><text:span text:style-name="T6"> ce 14 avril 1765.<text:line-break/>Mgr<text:line-break/>Je ne pourrai vous exprimer que tres imparfaitem<text:line-break/>les sentimens d'admiration, d'</text:span><text:span text:style-name="T12">atendrisse </text:span><text:span text:style-name="T6">attendrissem</text:span><text:span text:style-name="T3">t</text:span><text:span text:style-name="T6"> et<text:line-break/>d'amour dont tous les cœurs ont été pénétrés<text:line-break/>en aprenant les dernieres graces que </text:span><text:span text:style-name="T24">le Roy</text:span><text:span text:style-name="T6"><text:line-break/>a </text:span><text:span text:style-name="T12">bien voulu</text:span><text:span text:style-name="T14"> daigné répandre sur </text:span><text:span text:style-name="T43">la ville de Nancy</text:span><text:span text:style-name="T14">.<text:line-break/>Le corps municipal infiniment honoré des<text:line-break/>marques si distingué</text:span><text:span text:style-name="T15">es de la confiance que<text:line-break/></text:span><text:span text:style-name="T32">S.M.</text:span><text:span text:style-name="T15"> veut bien avoir en lui imaginoit<text:line-break/>toutes sortes de choses pour en témoigner sa<text:line-break/>vive reconnoissance. Il a été besoin d'arrêt<text:line-break/>des mouvemens si naturel cepend</text:span><text:span text:style-name="T21">t</text:span><text:span text:style-name="T15">. et si justes, pour<text:line-break/>se raprocher des intentions du </text:span><text:span text:style-name="T32">1</text:span><text:span text:style-name="T37">er</text:span><text:span text:style-name="T32">. Prince</text:span><text:span text:style-name="T15"> dont <text:line-break/>la bienfaisance et les bontés sont sa</text:span><text:span text:style-name="T20">n</text:span><text:span text:style-name="T15">s bornes.<text:line-break/>La memoire en passera d'âge en âge et ne<text:line-break/>s'effacera jamais. Je me suis chargé, Mgr,</text:span></text:p>
      <text:p text:style-name="P21">de vous suplier très humblement de nous</text:p>
      <text:p text:style-name="P8"><text:span text:style-name="T14">mettre aux piés de </text:span><text:span text:style-name="T31">S.M.</text:span><text:span text:style-name="T14"> avec tous les<text:line-break/>habitans de </text:span><text:span text:style-name="T43">Nancy</text:span><text:span text:style-name="T14">, qui ne cesseront<text:line-break/></text:span><text:span text:style-name="T13">jamais</text:span><text:span text:style-name="T17"> de la bénir, et de faire les vœux<text:line-break/>les plus ardents pour que le ciel daigne<text:line-break/>conserver </text:span><text:span text:style-name="T33">le Roi</text:span><text:span text:style-name="T17"> qu'il nous a<text:line-break/>donné pour notre bonheur et pour la gloire<text:line-break/>de l'humanité.</text:span></text:p>
      <text:p text:style-name="P13">Je suis avec le plus profond respect<text:line-break/>Mgr</text:p>
      <text:p text:style-name="P16">V.</text:p>
      <text:p text:style-name="P13"/>
      <text:p text:style-name="P6"><text:span text:style-name="T17">16<text:line-break/><text:line-break/>Je pars de </text:span><text:span text:style-name="T44">Nancy</text:span><text:span text:style-name="T17"> le mardi 16 pour </text:span><text:span text:style-name="T44">S</text:span><text:span text:style-name="T45">t</text:span><text:span text:style-name="T44">.<text:line-break/>Aubun</text:span><text:span text:style-name="T17">, où je trouve </text:span><text:span text:style-name="T33">ma mere</text:span><text:span text:style-name="T17"> fort malade.</text:span></text:p>
      <text:p text:style-name="P13"/>
      <text:p text:style-name="P6"><text:span text:style-name="T17">19<text:line-break/><text:line-break/></text:span><text:span text:style-name="T18">D</text:span><text:span text:style-name="T17">e retour à </text:span><text:span text:style-name="T44">Nancy</text:span><text:span text:style-name="T17"> le 19. Il y avoit outre<text:line-break/></text:span><text:span text:style-name="T33">M. de Stainville</text:span><text:span text:style-name="T17">, </text:span><text:span text:style-name="T33">M. le P</text:span><text:span text:style-name="T38">ce</text:span><text:span text:style-name="T33">. </text:span><text:span text:style-name="T34">d</text:span><text:span text:style-name="T33">'</text:span><text:span text:style-name="T34">A</text:span><text:span text:style-name="T33">nhalt</text:span><text:span text:style-name="T17"> et </text:span><text:span text:style-name="T33">M.<text:line-break/>le </text:span><text:span text:style-name="T34">m</text:span><text:span text:style-name="T38">i</text:span><text:span text:style-name="T33">.d'</text:span><text:span text:style-name="T34">A</text:span><text:span text:style-name="T33">rmentieres</text:span><text:span text:style-name="T17">. Ils avoient mangé<text:line-break/>plusieurs fois chès </text:span><text:span text:style-name="T33">M. l'Intendant</text:span><text:span text:style-name="T17">.</text:span></text:p>
      <text:p text:style-name="P13"/>
      <text:p text:style-name="P7"><text:span text:style-name="T17">20<text:line-break/><text:line-break/>Grand concert chès </text:span><text:span text:style-name="T33">M</text:span><text:span text:style-name="T38">e</text:span><text:span text:style-name="T33">. </text:span><text:span text:style-name="T35">d</text:span><text:span text:style-name="T33">e Stainville</text:span><text:span text:style-name="T17">.</text:span></text:p>
      <text:p text:style-name="P14"/>
      <text:p text:style-name="P7"><text:span text:style-name="T17">21<text:line-break/><text:line-break/>Concert à la Comédie au Profit des s</text:span><text:span text:style-name="T22">rs</text:span><text:span text:style-name="T17">.</text:span></text:p>
      <text:p text:style-name="P7"><text:span text:style-name="T19">m</text:span><text:span text:style-name="T17">usiciens de </text:span><text:span text:style-name="T33">M. le P</text:span><text:span text:style-name="T38">ce</text:span><text:span text:style-name="T17">.</text:span></text:p>
      <text:p text:style-name="P14"/>
      <text:p text:style-name="P7"><text:span text:style-name="T17">24<text:line-break/><text:line-break/>Redoute. L'hotel de ville a signé le Contrat<text:line-break/>de vente de la maison derriere celle de la <text:line-break/>cure de S. Sebastien, à 9000</text:span><text:span text:style-name="T22">#</text:span><text:span text:style-name="T17"> au </text:span><text:span text:style-name="T33">S. Brouck</text:span><text:span text:style-name="T17"><text:line-break/>pour y etablir une manufacture</text:span></text:p>
      <text:p text:style-name="P20">78</text:p>
      <text:p text:style-name="P14">24 on commence a maçonner à <text:span text:style-name="T41">l'aile gauche<text:line-break/>des casernes</text:span>.</text:p>
      <text:p text:style-name="P14"/>
      <text:p text:style-name="P7"><text:span text:style-name="T17">25<text:line-break/><text:line-break/>Pluye douce. Second concert à la Comédie<text:line-break/>par deux excellens musiciens, les </text:span><text:span text:style-name="T33">s</text:span><text:span text:style-name="T38">rs</text:span><text:span text:style-name="T33">.<text:line-break/>Provére</text:span><text:span text:style-name="T17"> et</text:span></text:p>
      <text:p text:style-name="P14"/>
      <text:p text:style-name="P7"><text:span text:style-name="T17">26<text:line-break/><text:line-break/></text:span><text:span text:style-name="T33">M. de Mareil</text:span><text:span text:style-name="T17"> g</text:span><text:span text:style-name="T22">d</text:span><text:span text:style-name="T17">.doyen de S Diey remit<text:line-break/>les complimens sur le tître d'</text:span><text:span text:style-name="T16">Eveque</text:span><text:span text:style-name="T17"> de Sion<text:line-break/></text:span><text:span text:style-name="T16">in partibus</text:span></text:p>
      <text:p text:style-name="P14">La seconde éd. <text:span text:style-name="T46">d</text:span>e l'<text:span text:style-name="T46">E</text:span>ssai sur le luxe de<text:line-break/><text:span text:style-name="T23">M. de S. Lambert</text:span>, avec des changemens de<text:line-break/>l'auteur paroît chès <text:span text:style-name="T23">le Clerc</text:span> à <text:span text:style-name="T41">Nancy</text:span>.</text:p>
      <text:p text:style-name="P14"/>
      <text:p text:style-name="P7"><text:span text:style-name="T17">28<text:line-break/><text:line-break/></text:span><text:span text:style-name="T33">M. l'Intendant</text:span><text:span text:style-name="T17"> donne une fête brillante<text:line-break/>à </text:span><text:span text:style-name="T33">M</text:span><text:span text:style-name="T38">e</text:span><text:span text:style-name="T33">. La </text:span><text:span text:style-name="T36">c</text:span><text:span text:style-name="T33">omtesse de Stainville</text:span><text:span text:style-name="T17">, grand souper,<text:line-break/>grand bal ; le salon de l'</text:span><text:span text:style-name="T19">i</text:span><text:span text:style-name="T17">ntendance etoit<text:line-break/>éclairé de cinq lustres et de girandoles.</text:span></text:p>
      <text:p text:style-name="P14"/>
      <text:p text:style-name="P14">30<text:line-break/><text:line-break/><text:span text:style-name="T41">le Roy de P</text:span>. arrive à <text:span text:style-name="T41">la Malgrange</text:span> aujourdhui<text:line-break/>mardi vers 5 heures du So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188d70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88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' avril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9:14:01.287080000</meta:creation-date>
    <dc:date>2016-01-27T15:21:42.658175000</dc:date>
    <meta:editing-duration>PT47M11S</meta:editing-duration>
    <meta:editing-cycles>10</meta:editing-cycles>
    <meta:generator>LibreOffice/5.0.4.2$MacOSX_X86_64 LibreOffice_project/2b9802c1994aa0b7dc6079e128979269cf95bc78</meta:generator>
    <meta:document-statistic meta:table-count="0" meta:image-count="0" meta:object-count="0" meta:page-count="5" meta:paragraph-count="35" meta:word-count="823" meta:character-count="4575" meta:non-whitespace-character-count="3767"/>
  </office:meta>
</office:document-meta>
</file>